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2217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30072" number:language="en" number:country="GB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3007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30072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64"/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successful&quot;" style:apply-style-name="ExtConditionalStyle_5f_1" style:base-cell-address="Sheet1.K3"/>
      <style:map style:condition="cell-content()=&quot;unsuccessful&quot;" style:apply-style-name="ExtConditionalStyle_5f_2" style:base-cell-address="Sheet1.K3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ccessful&quot;" style:apply-style-name="ExtConditionalStyle_5f_1" style:base-cell-address="Sheet1.K3"/>
      <style:map style:condition="cell-content()=&quot;unsuccessful&quot;" style:apply-style-name="ExtConditionalStyle_5f_2" style:base-cell-address="Sheet1.K3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successful&quot;" style:apply-style-name="ExtConditionalStyle_5f_1" style:base-cell-address="Sheet1.K3"/>
      <style:map style:condition="cell-content()=&quot;unsuccessful&quot;" style:apply-style-name="ExtConditionalStyle_5f_2" style:base-cell-address="Sheet1.K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3"/>
        <table:table-column table:style-name="co4" table:default-cell-style-name="ce6"/>
        <table:table-column table:style-name="co5" table:default-cell-style-name="ce7"/>
        <table:table-column table:style-name="co6" table:number-columns-repeated="2" table:default-cell-style-name="ce3"/>
        <table:table-column table:style-name="co7" table:default-cell-style-name="ce8"/>
        <table:table-row table:style-name="ro1">
          <table:table-cell table:style-name="Default" office:value-type="string" calcext:value-type="string">
            <text:p>Turbine number</text:p>
          </table:table-cell>
          <table:table-cell table:style-name="Default" office:value-type="string" calcext:value-type="string">
            <text:p>Turbine name</text:p>
          </table:table-cell>
          <table:table-cell table:style-name="Default" office:value-type="string" calcext:value-type="string">
            <text:p>start manual</text:p>
          </table:table-cell>
          <table:table-cell table:style-name="Default" office:value-type="string" calcext:value-type="string">
            <text:p>end manual</text:p>
          </table:table-cell>
          <table:table-cell table:style-name="Default" office:value-type="string" calcext:value-type="string">
            <text:p>start sat</text:p>
          </table:table-cell>
          <table:table-cell table:style-name="Default" office:value-type="string" calcext:value-type="string">
            <text:p>end sat</text:p>
          </table:table-cell>
          <table:table-cell table:style-name="Default" office:value-type="string" calcext:value-type="string">
            <text:p>duration manual</text:p>
          </table:table-cell>
          <table:table-cell table:style-name="Default" office:value-type="string" calcext:value-type="string">
            <text:p>duration sat</text:p>
          </table:table-cell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W 09 </text:p>
          </table:table-cell>
          <table:table-cell table:style-name="ce2" office:value-type="date" office:date-value="2020-03-06T19:30:00" calcext:value-type="date">
            <text:p>06/03/2020 19:30</text:p>
          </table:table-cell>
          <table:table-cell table:style-name="ce4" office:value-type="date" office:date-value="2020-03-25T09:30:00" calcext:value-type="date">
            <text:p>25/03/2020 09:30</text:p>
          </table:table-cell>
          <table:table-cell table:style-name="ce2" office:value-type="date" office:date-value="2020-03-04T15:28:46" calcext:value-type="date">
            <text:p>04/03/2020 15:28</text:p>
          </table:table-cell>
          <table:table-cell table:style-name="ce4" office:value-type="date" office:date-value="2020-03-25T19:15:51" calcext:value-type="date">
            <text:p>25/03/2020 19:15</text:p>
          </table:table-cell>
          <table:table-cell table:style-name="ce5" table:formula="of:=[.D2]-[.C2]" office:value-type="time" office:time-value="PT446H00M00S" calcext:value-type="time">
            <text:p>446:00:00</text:p>
          </table:table-cell>
          <table:table-cell table:style-name="ce5" table:formula="of:=[.F2]-[.E2]" office:value-type="time" office:time-value="PT507H47M05S" calcext:value-type="time">
            <text:p>507:47:05</text:p>
          </table:table-cell>
          <table:table-cell table:style-name="Default"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W 17</text:p>
          </table:table-cell>
          <table:table-cell table:style-name="ce2" office:value-type="date" office:date-value="2020-03-26T05:30:00" calcext:value-type="date">
            <text:p>26/03/2020 05:30</text:p>
          </table:table-cell>
          <table:table-cell table:style-name="ce2" office:value-type="date" office:date-value="2020-03-27T03:30:00" calcext:value-type="date">
            <text:p>27/03/2020 03:30</text:p>
          </table:table-cell>
          <table:table-cell table:style-name="ce2" office:value-type="date" office:date-value="2020-03-26T00:37:29" calcext:value-type="date">
            <text:p>26/03/2020 00:37</text:p>
          </table:table-cell>
          <table:table-cell table:style-name="ce4" office:value-type="date" office:date-value="2020-03-27T07:31:42" calcext:value-type="date">
            <text:p>27/03/2020 07:31</text:p>
          </table:table-cell>
          <table:table-cell table:style-name="ce5" table:formula="of:=[.D3]-[.C3]" office:value-type="time" office:time-value="PT22H00M00S" calcext:value-type="time">
            <text:p>22:00:00</text:p>
          </table:table-cell>
          <table:table-cell table:style-name="ce5" table:formula="of:=[.F3]-[.E3]" office:value-type="time" office:time-value="PT30H54M13S" calcext:value-type="time">
            <text:p>30:54:13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W 29</text:p>
          </table:table-cell>
          <table:table-cell table:style-name="ce2" office:value-type="date" office:date-value="2020-03-29T06:00:00" calcext:value-type="date">
            <text:p>29/03/2020 06:00</text:p>
          </table:table-cell>
          <table:table-cell table:style-name="ce2" office:value-type="date" office:date-value="2020-03-31T16:00:00" calcext:value-type="date">
            <text:p>31/03/2020 16:00</text:p>
          </table:table-cell>
          <table:table-cell table:style-name="ce2" office:value-type="date" office:date-value="2020-03-27T19:37:13" calcext:value-type="date">
            <text:p>27/03/2020 19:37</text:p>
          </table:table-cell>
          <table:table-cell table:style-name="ce2" office:value-type="date" office:date-value="2020-03-28T08:23:14" calcext:value-type="date">
            <text:p>28/03/2020 08:23</text:p>
          </table:table-cell>
          <table:table-cell table:style-name="ce5" table:formula="of:=[.D4]-[.C4]" office:value-type="time" office:time-value="PT58H00M00.000003S" calcext:value-type="time">
            <text:p>58:00:00</text:p>
          </table:table-cell>
          <table:table-cell table:style-name="ce5" table:formula="of:=[.F4]-[.E4]" office:value-type="time" office:time-value="PT12H46M01S" calcext:value-type="time">
            <text:p>12:46:01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W <text:s/>27</text:p>
          </table:table-cell>
          <table:table-cell table:style-name="ce2" office:value-type="date" office:date-value="2020-04-16T14:30:00" calcext:value-type="date">
            <text:p>16/04/2020 14:30</text:p>
          </table:table-cell>
          <table:table-cell table:style-name="ce2" office:value-type="date" office:date-value="2020-04-18T01:35:00" calcext:value-type="date">
            <text:p>18/04/2020 01:35</text:p>
          </table:table-cell>
          <table:table-cell table:style-name="ce2" office:value-type="date" office:date-value="2020-04-08T17:41:44" calcext:value-type="date">
            <text:p>08/04/2020 17:41</text:p>
          </table:table-cell>
          <table:table-cell table:style-name="ce2" office:value-type="date" office:date-value="2020-04-18T12:24:47" calcext:value-type="date">
            <text:p>18/04/2020 12:24</text:p>
          </table:table-cell>
          <table:table-cell table:style-name="ce5" table:formula="of:=[.D5]-[.C5]" office:value-type="time" office:time-value="PT35H04M59.999995S" calcext:value-type="time">
            <text:p>35:05:00</text:p>
          </table:table-cell>
          <table:table-cell table:style-name="ce5" table:formula="of:=[.F5]-[.E5]" office:value-type="time" office:time-value="PT234H43M03S" calcext:value-type="time">
            <text:p>234:43:03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W 16</text:p>
          </table:table-cell>
          <table:table-cell table:style-name="ce2" office:value-type="date" office:date-value="2020-04-19T06:15:00" calcext:value-type="date">
            <text:p>19/04/2020 06:15</text:p>
          </table:table-cell>
          <table:table-cell table:style-name="ce2" office:value-type="date" office:date-value="2020-04-23T18:00:00" calcext:value-type="date">
            <text:p>23/04/2020 18:00</text:p>
          </table:table-cell>
          <table:table-cell table:style-name="ce2" office:value-type="date" office:date-value="2020-04-18T17:18:47" calcext:value-type="date">
            <text:p>18/04/2020 17:18</text:p>
          </table:table-cell>
          <table:table-cell table:style-name="ce2" office:value-type="date" office:date-value="2020-04-24T00:07:24" calcext:value-type="date">
            <text:p>24/04/2020 00:07</text:p>
          </table:table-cell>
          <table:table-cell table:style-name="ce5" table:formula="of:=[.D6]-[.C6]" office:value-type="time" office:time-value="PT107H44M59.999997S" calcext:value-type="time">
            <text:p>107:45:00</text:p>
          </table:table-cell>
          <table:table-cell table:style-name="ce5" table:formula="of:=[.F6]-[.E6]" office:value-type="time" office:time-value="PT126H48M37S" calcext:value-type="time">
            <text:p>126:48:3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W <text:s/>05</text:p>
          </table:table-cell>
          <table:table-cell table:style-name="ce2" office:value-type="date" office:date-value="2020-04-25T03:00:00" calcext:value-type="date">
            <text:p>25/04/2020 03:00</text:p>
          </table:table-cell>
          <table:table-cell table:style-name="ce2" office:value-type="date" office:date-value="2020-04-25T23:20:00" calcext:value-type="date">
            <text:p>25/04/2020 23:20</text:p>
          </table:table-cell>
          <table:table-cell table:style-name="ce2" office:value-type="date" office:date-value="2020-04-24T03:07:17" calcext:value-type="date">
            <text:p>24/04/2020 03:07</text:p>
          </table:table-cell>
          <table:table-cell table:style-name="ce2" office:value-type="date" office:date-value="2020-04-26T08:16:02" calcext:value-type="date">
            <text:p>26/04/2020 08:16</text:p>
          </table:table-cell>
          <table:table-cell table:style-name="ce5" table:formula="of:=[.D7]-[.C7]" office:value-type="time" office:time-value="PT20H19M59.999998S" calcext:value-type="time">
            <text:p>20:20:00</text:p>
          </table:table-cell>
          <table:table-cell table:style-name="ce5" table:formula="of:=[.F7]-[.E7]" office:value-type="time" office:time-value="PT53H08M45S" calcext:value-type="time">
            <text:p>53:08:45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W 28</text:p>
          </table:table-cell>
          <table:table-cell table:style-name="ce2" office:value-type="date" office:date-value="2020-04-30T18:00:00" calcext:value-type="date">
            <text:p>30/04/2020 18:00</text:p>
          </table:table-cell>
          <table:table-cell table:style-name="ce2" office:value-type="date" office:date-value="2020-05-02T05:45:00" calcext:value-type="date">
            <text:p>02/05/2020 05:45</text:p>
          </table:table-cell>
          <table:table-cell table:style-name="ce2" office:value-type="date" office:date-value="2020-04-30T10:21:16" calcext:value-type="date">
            <text:p>30/04/2020 10:21</text:p>
          </table:table-cell>
          <table:table-cell table:style-name="ce2" office:value-type="date" office:date-value="2020-05-02T06:03:20" calcext:value-type="date">
            <text:p>02/05/2020 06:03</text:p>
          </table:table-cell>
          <table:table-cell table:style-name="ce5" table:formula="of:=[.D8]-[.C8]" office:value-type="time" office:time-value="PT35H44M59.999997S" calcext:value-type="time">
            <text:p>35:45:00</text:p>
          </table:table-cell>
          <table:table-cell table:style-name="ce5" table:formula="of:=[.F8]-[.E8]" office:value-type="time" office:time-value="PT43H42M04S" calcext:value-type="time">
            <text:p>43:42:04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W 18</text:p>
          </table:table-cell>
          <table:table-cell table:style-name="ce2" office:value-type="date" office:date-value="2020-05-02" calcext:value-type="date">
            <text:p>02/05/2020 00:00</text:p>
          </table:table-cell>
          <table:table-cell table:style-name="ce2" office:value-type="date" office:date-value="2020-05-05T12:45:00" calcext:value-type="date">
            <text:p>05/05/2020 12:45</text:p>
          </table:table-cell>
          <table:table-cell table:style-name="ce4" table:number-columns-repeated="2"/>
          <table:table-cell table:style-name="ce5" table:formula="of:=[.D9]-[.C9]" office:value-type="time" office:time-value="PT84H45M00S" calcext:value-type="time">
            <text:p>84:45:00</text:p>
          </table:table-cell>
          <table:table-cell table:style-name="ce5" table:formula="of:=[.F9]-[.E9]" office:value-type="time" office:time-value="PT00H00M00S" calcext:value-type="time">
            <text:p>00:00:00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W 06</text:p>
          </table:table-cell>
          <table:table-cell table:style-name="ce2" office:value-type="date" office:date-value="2020-05-05T10:00:00" calcext:value-type="date">
            <text:p>05/05/2020 10:00</text:p>
          </table:table-cell>
          <table:table-cell table:style-name="ce2" office:value-type="date" office:date-value="2020-05-06T11:30:00" calcext:value-type="date">
            <text:p>06/05/2020 11:30</text:p>
          </table:table-cell>
          <table:table-cell table:style-name="ce2" office:value-type="date" office:date-value="2020-05-05T05:18:40" calcext:value-type="date">
            <text:p>05/05/2020 05:18</text:p>
          </table:table-cell>
          <table:table-cell table:style-name="ce2" office:value-type="date" office:date-value="2020-05-06T23:06:52" calcext:value-type="date">
            <text:p>06/05/2020 23:06</text:p>
          </table:table-cell>
          <table:table-cell table:style-name="ce5" table:formula="of:=[.D10]-[.C10]" office:value-type="time" office:time-value="PT25H30M00S" calcext:value-type="time">
            <text:p>25:30:00</text:p>
          </table:table-cell>
          <table:table-cell table:style-name="ce5" table:formula="of:=[.F10]-[.E10]" office:value-type="time" office:time-value="PT41H48M12S" calcext:value-type="time">
            <text:p>41:48:1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W 07</text:p>
          </table:table-cell>
          <table:table-cell table:style-name="ce2" office:value-type="date" office:date-value="2020-05-09T12:45:00" calcext:value-type="date">
            <text:p>09/05/2020 12:45</text:p>
          </table:table-cell>
          <table:table-cell table:style-name="ce2" office:value-type="date" office:date-value="2020-05-14T22:25:00" calcext:value-type="date">
            <text:p>14/05/2020 22:25</text:p>
          </table:table-cell>
          <table:table-cell table:style-name="ce2" office:value-type="date" office:date-value="2020-05-09T04:13:40" calcext:value-type="date">
            <text:p>09/05/2020 04:13</text:p>
          </table:table-cell>
          <table:table-cell table:style-name="ce2" office:value-type="date" office:date-value="2020-05-15T06:39:51" calcext:value-type="date">
            <text:p>15/05/2020 06:39</text:p>
          </table:table-cell>
          <table:table-cell table:style-name="ce5" table:formula="of:=[.D11]-[.C11]" office:value-type="time" office:time-value="PT129H40M00.000002S" calcext:value-type="time">
            <text:p>129:40:00</text:p>
          </table:table-cell>
          <table:table-cell table:style-name="ce5" table:formula="of:=[.F11]-[.E11]" office:value-type="time" office:time-value="PT146H26M11S" calcext:value-type="time">
            <text:p>146:26:1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W 08</text:p>
          </table:table-cell>
          <table:table-cell table:style-name="ce2" office:value-type="date" office:date-value="2020-05-15T18:30:00" calcext:value-type="date">
            <text:p>15/05/2020 18:30</text:p>
          </table:table-cell>
          <table:table-cell table:style-name="ce2" office:value-type="date" office:date-value="2020-05-16T22:38:00" calcext:value-type="date">
            <text:p>16/05/2020 22:38</text:p>
          </table:table-cell>
          <table:table-cell table:style-name="ce2" table:number-columns-repeated="2"/>
          <table:table-cell table:style-name="ce5" table:formula="of:=[.D12]-[.C12]" office:value-type="time" office:time-value="PT28H08M00.000007S" calcext:value-type="time">
            <text:p>28:08:00</text:p>
          </table:table-cell>
          <table:table-cell table:style-name="ce5" table:formula="of:=[.F12]-[.E1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table:style-name="ce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5"/>
          <table:table-cell table:style-name="Default"/>
          <table:table-cell/>
        </table:table-row>
        <table:table-row table:style-name="ro2" table:number-rows-repeated="2">
          <table:table-cell table:style-name="Default" table:number-columns-repeated="4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Default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table:style-name="ce10"/>
        </table:table-row>
        <calcext:conditional-formats>
          <calcext:conditional-format calcext:target-range-address="Sheet1.K3:Sheet1.K83"/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date-style style:name="N10107" number:language="de" number:country="D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ccffcc"/>
      <style:text-properties fo:color="#006600" style:font-name="Calibri" fo:font-family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xtConditionalStyle_5f_2" style:display-name="ExtConditionalStyle_2" style:family="table-cell" style:parent-style-name="Default">
      <style:table-cell-properties fo:background-color="#ffcccc"/>
      <style:text-properties fo:color="#cc0000" style:font-name="Calibri" fo:font-family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2:55:16.014539536</meta:creation-date>
    <dc:date>2022-10-19T13:45:09.104205747</dc:date>
    <meta:editing-duration>PT39M43S</meta:editing-duration>
    <meta:editing-cycles>1</meta:editing-cycles>
    <meta:document-statistic meta:table-count="1" meta:cell-count="92" meta:object-count="0"/>
    <meta:generator>LibreOffice/7.3.6.2$Linux_X86_64 LibreOffice_project/30$Build-2</meta:generator>
  </office:meta>
</office:document-meta>
</file>